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26pt solid #000000"/>
    </style:style>
    <style:style style:name="ce5" style:family="table-cell" style:parent-style-name="Default" style:data-style-name="N37">
      <style:table-cell-properties fo:border="0.2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Møde op: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Navn</text:p>
          </table:table-cell>
          <table:table-cell table:style-name="ce1" office:value-type="string">
            <text:p>Total:</text:p>
          </table:table-cell>
          <table:table-cell table:style-name="ce1" office:value-type="string">
            <text:p>Ekstra 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</table:table-row>
        <table:table-row table:style-name="ro3">
          <table:table-cell/>
          <table:table-cell office:value-type="string">
            <text:p>Yusuf</text:p>
          </table:table-cell>
          <table:table-cell table:style-name="ce4" office:value-type="float" office:value="3">
            <text:p>3</text:p>
          </table:table-cell>
          <table:table-cell/>
          <table:table-cell table:style-name="ce5" office:value-type="date" office:date-value="2012-02-28">
            <text:p>28-02-12</text:p>
          </table:table-cell>
          <table:table-cell office:value-type="string">
            <text:p>Kom for sent til gruppemøde.</text:p>
          </table:table-cell>
          <table:table-cell table:style-name="ce5" office:value-type="date" office:date-value="2012-03-01">
            <text:p>01-03-12</text:p>
          </table:table-cell>
          <table:table-cell office:value-type="string">
            <text:p>Kom ikke til mødet</text:p>
            <text:p>og havde ikke en ordent-</text:p>
            <text:p>lig forklaring.(Skiftede</text:p>
            <text:p>mellem forklaringer)</text:p>
          </table:table-cell>
          <table:table-cell table:style-name="ce5" office:value-type="date" office:date-value="2012-04-13">
            <text:p>13-04-12</text:p>
          </table:table-cell>
          <table:table-cell office:value-type="string">
            <text:p>Ikke sørget for lokale.</text:p>
          </table:table-cell>
        </table:table-row>
        <table:table-row table:style-name="ro4">
          <table:table-cell/>
          <table:table-cell office:value-type="string">
            <text:p>Søren</text:p>
          </table:table-cell>
          <table:table-cell office:value-type="float" office:value="1">
            <text:p>1</text:p>
          </table:table-cell>
          <table:table-cell/>
          <table:table-cell table:style-name="ce5" office:value-type="date" office:date-value="2012-04-10">
            <text:p>10-04-12</text:p>
          </table:table-cell>
          <table:table-cell office:value-type="string">
            <text:p>Kom ikke til møde og meldte</text:p>
            <text:p>ikke om det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colaj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Michael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5"/>
        </table:table-row>
        <table:table-row table:style-name="ro4">
          <table:table-cell/>
          <table:table-cell office:value-type="string">
            <text:p>Thanh</text:p>
          </table:table-cell>
          <table:table-cell office:value-type="float" office:value="1">
            <text:p>1</text:p>
          </table:table-cell>
          <table:table-cell/>
          <table:table-cell table:style-name="ce5" office:value-type="date" office:date-value="2012-02-22">
            <text:p>22-02-12</text:p>
          </table:table-cell>
          <table:table-cell office:value-type="string">
            <text:p>Var ikke til møde og meldte</text:p>
            <text:p>ikke om evt. sygdom.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Sam</text:p>
          </table:table-cell>
          <table:table-cell table:style-name="ce3" office:value-type="float" office:value="0">
            <text:p>0</text:p>
          </table:table-cell>
          <table:table-cell table:style-name="ce3"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S</meta:editing-duration>
    <meta:editing-cycles>17</meta:editing-cycles>
    <meta:generator>LibreOffice/3.5$Windows_x86 LibreOffice_project/dc9775d-05ecbee-0851ad3-1586698-727bf66</meta:generator>
    <dc:date>2012-04-13T08:27:43.8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